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ECCAD21901BEBEEE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  <style:style style:name="T3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/>
      <table:table table:name="Arkusz1" table:style-name="ta1">
        <table:shapes>
          <draw:frame draw:z-index="0" draw:style-name="gr1" draw:text-style-name="P1" svg:width="23.123cm" svg:height="12.117cm" svg:x="4.615cm" svg:y="0.1cm">
            <draw:object draw:notify-on-update-of-ranges="Arkusz1.A1:Arkusz1.A1 Arkusz1.A2:Arkusz1.A102 Arkusz1.B1:Arkusz1.B1 Arkusz1.B2:Arkusz1.B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%<text:span text:style-name="T1">m</text:span><text:span text:style-name="T2">Pb</text:span></text:p>
          </table:table-cell>
          <table:table-cell office:value-type="string" calcext:value-type="string">
            <text:p>N(n<text:span text:style-name="T3">0</text:span>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08" calcext:value-type="float">
            <text:p>42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37" calcext:value-type="float">
            <text:p>49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15" calcext:value-type="float">
            <text:p>47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76" calcext:value-type="float">
            <text:p>48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04" calcext:value-type="float">
            <text:p>49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37" calcext:value-type="float">
            <text:p>50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16" calcext:value-type="float">
            <text:p>53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17" calcext:value-type="float">
            <text:p>4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53" calcext:value-type="float">
            <text:p>50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29" calcext:value-type="float">
            <text:p>48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44" calcext:value-type="float">
            <text:p>49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88" calcext:value-type="float">
            <text:p>51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05" calcext:value-type="float">
            <text:p>49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95" calcext:value-type="float">
            <text:p>51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93" calcext:value-type="float">
            <text:p>49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131" calcext:value-type="float">
            <text:p>51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9" calcext:value-type="float">
            <text:p>50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43" calcext:value-type="float">
            <text:p>49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34" calcext:value-type="float">
            <text:p>48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29" calcext:value-type="float">
            <text:p>53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28" calcext:value-type="float">
            <text:p>52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00" calcext:value-type="float">
            <text:p>49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91" calcext:value-type="float">
            <text:p>51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712" calcext:value-type="float">
            <text:p>47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08" calcext:value-type="float">
            <text:p>520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420" calcext:value-type="float">
            <text:p>54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323" calcext:value-type="float">
            <text:p>53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40" calcext:value-type="float">
            <text:p>50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34" calcext:value-type="float">
            <text:p>50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944" calcext:value-type="float">
            <text:p>49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98" calcext:value-type="float">
            <text:p>499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99" calcext:value-type="float">
            <text:p>50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75" calcext:value-type="float">
            <text:p>497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387" calcext:value-type="float">
            <text:p>53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15" calcext:value-type="float">
            <text:p>49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76" calcext:value-type="float">
            <text:p>50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49" calcext:value-type="float">
            <text:p>544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579" calcext:value-type="float">
            <text:p>55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271" calcext:value-type="float">
            <text:p>527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209" calcext:value-type="float">
            <text:p>520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364" calcext:value-type="float">
            <text:p>53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384" calcext:value-type="float">
            <text:p>538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77" calcext:value-type="float">
            <text:p>51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445" calcext:value-type="float">
            <text:p>544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86" calcext:value-type="float">
            <text:p>53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689" calcext:value-type="float">
            <text:p>568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301" calcext:value-type="float">
            <text:p>53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412" calcext:value-type="float">
            <text:p>54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208" calcext:value-type="float">
            <text:p>520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494" calcext:value-type="float">
            <text:p>549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350" calcext:value-type="float">
            <text:p>53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568" calcext:value-type="float">
            <text:p>556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211" calcext:value-type="float">
            <text:p>52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932" calcext:value-type="float">
            <text:p>493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721" calcext:value-type="float">
            <text:p>572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109" calcext:value-type="float">
            <text:p>510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84" calcext:value-type="float">
            <text:p>55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993" calcext:value-type="float">
            <text:p>499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83" calcext:value-type="float">
            <text:p>518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539" calcext:value-type="float">
            <text:p>553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599" calcext:value-type="float">
            <text:p>559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422" calcext:value-type="float">
            <text:p>542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176" calcext:value-type="float">
            <text:p>51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715" calcext:value-type="float">
            <text:p>57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547" calcext:value-type="float">
            <text:p>554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184" calcext:value-type="float">
            <text:p>518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930" calcext:value-type="float">
            <text:p>593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525" calcext:value-type="float">
            <text:p>55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078" calcext:value-type="float">
            <text:p>607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709" calcext:value-type="float">
            <text:p>570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205" calcext:value-type="float">
            <text:p>52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519" calcext:value-type="float">
            <text:p>55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077" calcext:value-type="float">
            <text:p>607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489" calcext:value-type="float">
            <text:p>54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356" calcext:value-type="float">
            <text:p>535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762" calcext:value-type="float">
            <text:p>576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793" calcext:value-type="float">
            <text:p>579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954" calcext:value-type="float">
            <text:p>595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994" calcext:value-type="float">
            <text:p>599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910" calcext:value-type="float">
            <text:p>59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906" calcext:value-type="float">
            <text:p>59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741" calcext:value-type="float">
            <text:p>574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883" calcext:value-type="float">
            <text:p>588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908" calcext:value-type="float">
            <text:p>590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278" calcext:value-type="float">
            <text:p>627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48" calcext:value-type="float">
            <text:p>63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739" calcext:value-type="float">
            <text:p>573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942" calcext:value-type="float">
            <text:p>594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658" calcext:value-type="float">
            <text:p>565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429" calcext:value-type="float">
            <text:p>542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530" calcext:value-type="float">
            <text:p>553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855" calcext:value-type="float">
            <text:p>58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728" calcext:value-type="float">
            <text:p>57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7:54:38.535016604</meta:creation-date>
    <dc:date>2024-03-10T18:25:33.638651541</dc:date>
    <meta:editing-duration>PT30M52S</meta:editing-duration>
    <meta:editing-cycles>8</meta:editing-cycles>
    <meta:generator>LibreOffice/7.3.7.2$Linux_X86_64 LibreOffice_project/30$Build-2</meta:generator>
    <meta:document-statistic meta:table-count="1" meta:cell-count="20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ECCAD21901BEBEEE.svm"/>
      </style:chart-properties>
    </style:style>
    <style:style style:name="ch6" style:family="chart" style:data-style-name="N0">
      <style:chart-properties chart:display-label="true" chart:logarithmic="false" chart:maximum="100" chart:origin="0" chart:interval-major="10" chart:interval-minor-divis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display-label="true" chart:logarithmic="false" chart:minimum="3000" chart:maximum="7000" chart:origin="0" chart:interval-major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124cm" svg:height="12.118cm" xlink:href=".." xlink:type="simple" chart:class="chart:scatter" chart:style-name="ch1">
        <chart:title svg:x="6.346cm" svg:y="0.378cm" chart:style-name="ch2">
          <text:p>Ilość neutronów w zależności od zawartości %m Pb</text:p>
        </chart:title>
        <chart:subtitle svg:x="10.5cm" svg:y="1.399cm" chart:style-name="ch3">
          <text:p>p=10GeV/c</text:p>
        </chart:subtitle>
        <chart:legend chart:legend-position="end" svg:x="19.505cm" svg:y="5.511cm" style:legend-expansion="high" chart:style-name="ch4"/>
        <chart:plot-area chart:style-name="ch5" table:cell-range-address="Arkusz1.A1:Arkusz1.B102" chart:data-source-has-labels="row" svg:x="1.473cm" svg:y="2.324cm" svg:width="17.57cm" svg:height="8.571cm">
          <chart:coordinate-region svg:x="2.465cm" svg:y="2.523cm" svg:width="16.298cm" svg:height="7.725cm"/>
          <chart:axis chart:dimension="x" chart:name="primary-x" chart:style-name="ch6">
            <chart:title svg:x="9.685cm" svg:y="11.137cm" chart:style-name="ch7">
              <text:p>%m Pb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6.984cm" chart:style-name="ch11">
              <text:p>N(n)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Arkusz1.B2:Arkusz1.B102" chart:label-cell-address="Arkusz1.B1:Arkusz1.B1" chart:class="chart:scatter">
            <chart:domain table:cell-range-address="Arkusz1.A2:Arkusz1.A102"/>
            <chart:regression-curve chart:style-name="ch13">
              <chart:equation chart:display-equation="true" chart:display-r-square="false"/>
            </chart:regression-curve>
            <chart:data-point chart:repeated="1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(n0)</text:p>
                <draw:g>
                  <svg:desc>Arkusz1.B1:Arkusz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A2:Arkusz1.A102</svg:desc>
                </draw:g>
              </table:table-cell>
              <table:table-cell office:value-type="float" office:value="4786">
                <text:p>4786</text:p>
                <draw:g>
                  <svg:desc>Arkusz1.B2:Arkusz1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208">
                <text:p>42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937">
                <text:p>49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717">
                <text:p>47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715">
                <text:p>4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876">
                <text:p>48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904">
                <text:p>49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037">
                <text:p>50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316">
                <text:p>53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817">
                <text:p>48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053">
                <text:p>50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829">
                <text:p>48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944">
                <text:p>49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188">
                <text:p>51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905">
                <text:p>49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195">
                <text:p>51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993">
                <text:p>49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131">
                <text:p>51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5009">
                <text:p>50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943">
                <text:p>49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834">
                <text:p>48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910">
                <text:p>49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329">
                <text:p>53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228">
                <text:p>52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191">
                <text:p>51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712">
                <text:p>47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208">
                <text:p>52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420">
                <text:p>54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457">
                <text:p>54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323">
                <text:p>53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5040">
                <text:p>504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4944">
                <text:p>49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5231">
                <text:p>52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998">
                <text:p>49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5230">
                <text:p>52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5099">
                <text:p>50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387">
                <text:p>53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915">
                <text:p>49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076">
                <text:p>50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449">
                <text:p>54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579">
                <text:p>55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271">
                <text:p>52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209">
                <text:p>52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364">
                <text:p>53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384">
                <text:p>53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177">
                <text:p>51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445">
                <text:p>54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386">
                <text:p>53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689">
                <text:p>56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301">
                <text:p>53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412">
                <text:p>54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208">
                <text:p>52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494">
                <text:p>54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350">
                <text:p>53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568">
                <text:p>55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211">
                <text:p>52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721">
                <text:p>57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109">
                <text:p>51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5584">
                <text:p>55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4993">
                <text:p>49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183">
                <text:p>51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539">
                <text:p>55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599">
                <text:p>55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5422">
                <text:p>54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5176">
                <text:p>51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5715">
                <text:p>57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5547">
                <text:p>55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5184">
                <text:p>51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5930">
                <text:p>593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5482">
                <text:p>54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5525">
                <text:p>55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6078">
                <text:p>60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5709">
                <text:p>57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5205">
                <text:p>52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5519">
                <text:p>55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6077">
                <text:p>60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5489">
                <text:p>54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5356">
                <text:p>53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5762">
                <text:p>57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5793">
                <text:p>57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5954">
                <text:p>59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5994">
                <text:p>59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5910">
                <text:p>59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5906">
                <text:p>59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5741">
                <text:p>57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5883">
                <text:p>58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5908">
                <text:p>59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6278">
                <text:p>62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6348">
                <text:p>63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5739">
                <text:p>57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5942">
                <text:p>59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5658">
                <text:p>56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5429">
                <text:p>54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5530">
                <text:p>553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5855">
                <text:p>58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5728">
                <text:p>57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